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64ea1" officeooo:paragraph-rsid="00064ea1"/>
    </style:style>
    <style:style style:name="P2" style:family="paragraph" style:parent-style-name="Standard">
      <style:paragraph-properties fo:line-height="200%" fo:text-align="center" style:justify-single-word="false" fo:text-indent="0.5in" style:auto-text-indent="true"/>
      <style:text-properties fo:font-weight="bold" officeooo:rsid="00064ea1" officeooo:paragraph-rsid="00064ea1"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font-weight="normal" officeooo:rsid="00064ea1" officeooo:paragraph-rsid="00064ea1" style:font-weight-asian="normal" style:font-weight-complex="normal"/>
    </style:style>
    <style:style style:name="P4" style:family="paragraph" style:parent-style-name="Standard">
      <style:paragraph-properties fo:line-height="200%" fo:text-align="start" style:justify-single-word="false" fo:text-indent="0.5in" style:auto-text-indent="true"/>
      <style:text-properties fo:font-weight="normal" officeooo:rsid="00065543" officeooo:paragraph-rsid="00065543" style:font-weight-asian="normal" style:font-weight-complex="normal"/>
    </style:style>
    <style:style style:name="T1" style:family="text">
      <style:text-properties officeooo:rsid="000655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erbs 29:2 &amp; 4 &amp; 7</text:p>
      <text:p text:style-name="P2">2. When the godly are in authority, the people rejoice. But when the wicked are in power, they groan. 4. A just king gives stability to his nation, but one who demands bribes destroys it. 7. The godly care about the rights of the poor; the wicked don’t care at all.</text:p>
      <text:p text:style-name="P3">Three separate passages, three different ways of saying the same thing. It is clear from These three verses in Proverbs 29 that when the wicked or unrighteous are in power people suffer. We can see throughout the world that when wicked people rule over a nation the nation will suffer. We have examples such as Stalin, Mussolini, Hitler, Mao, the Kim’s in North Korea, <text:span text:style-name="T1">and Idi Amin...etc…. The list is forever long. These are clear and obvious evil men who ruled over their countries with an iron fist, but what about those who’s rule are not filled with genocide and murder, well at least on the surface.</text:span></text:p>
      <text:p text:style-name="P4">In America we do no have kings, or someone with complete authority, but it does seem at times they rule with complete autonomy.(can do what they want when they want). We in America, have unrighteous rulers who seek to do away with what our forefathers declared in making this a Godly nation. Not just any god, the God of Abraham, Isaac, and Jacob. The God of Israel and Our Savior Jesus Christ. It may seem that the current administration is trying to undo some of the unjust things that were put on the people during others rule, but for the Christian it is not enough. God seeks complete repentance not partial, He seeks Justice and Righteousness and Holiness.</text:p>
      <text:p text:style-name="P4">Those of us here in this building understand that every ruler is in place for a reason and God put them in that place. America has gotten what it wanted for a long time, a life without Christian restraint. It has it now and is groaning. This once great Godly Nation is being pulled a part at the seems by its peoples fighting with each other while those in power sit back and watch it happen. It may seem bleak, it may seem like we can never go back to where we were, but there is always hope. We still in the year 2025 have a God who sits on His throne, We still have a Savior in Jesus Christ who is saving to this very day. We still have Hope.</text:p>
      <text:p text:style-name="P4"><text:soft-page-break/>Remember this week to keep our country in your prayers, keep all of us here in your prayers. Remember to always pray and Thank God for the blessings that have been poured out upon each and every one of us. Keep in your Bibles and grow closer to the Lord this week than you were last week.</text:p>
      <text:p text:style-name="P4">Thank You, </text:p>
      <text:p text:style-name="P4">God Bles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5T19:09:21.758627823</meta:creation-date>
    <dc:date>2025-07-05T19:30:51.785847220</dc:date>
    <meta:editing-duration>PT10M9S</meta:editing-duration>
    <meta:editing-cycles>1</meta:editing-cycles>
    <meta:document-statistic meta:table-count="0" meta:image-count="0" meta:object-count="0" meta:page-count="2" meta:paragraph-count="8" meta:word-count="474" meta:character-count="2508" meta:non-whitespace-character-count="2040"/>
    <meta:generator>LibreOffice/25.2.3.1$Linux_X86_64 LibreOffice_project/520$Build-1</meta:generator>
  </office:meta>
</office:document-meta>
</file>